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>
      <style:paragraph-properties fo:padding="0cm" fo:border="none"/>
    </style:style>
    <style:style style:name="P2" style:family="paragraph" style:parent-style-name="Text_20_body" style:list-style-name="L1">
      <style:paragraph-properties fo:padding="0cm" fo:border="none"/>
    </style:style>
    <style:style style:name="P3" style:family="paragraph" style:parent-style-name="Text_20_body" style:list-style-name="L2">
      <style:paragraph-properties fo:padding="0cm" fo:border="none"/>
    </style:style>
    <style:style style:name="P4" style:family="paragraph" style:parent-style-name="Text_20_body" style:list-style-name="L3">
      <style:paragraph-properties fo:padding="0cm" fo:border="none"/>
    </style:style>
    <style:style style:name="P5" style:family="paragraph" style:parent-style-name="Text_20_body" style:list-style-name="L4">
      <style:paragraph-properties fo:padding="0cm" fo:border="none"/>
    </style:style>
    <style:style style:name="P6" style:family="paragraph" style:parent-style-name="Text_20_body" style:list-style-name="L2">
      <style:paragraph-properties fo:margin-top="0cm" fo:margin-bottom="0cm" fo:padding="0cm" fo:border="none"/>
    </style:style>
    <style:style style:name="P7" style:family="paragraph" style:parent-style-name="Text_20_body" style:list-style-name="L3">
      <style:paragraph-properties fo:margin-top="0cm" fo:margin-bottom="0cm" fo:padding="0cm" fo:border="none"/>
    </style:style>
    <style:style style:name="P8" style:family="paragraph" style:parent-style-name="Text_20_body" style:list-style-name="L4">
      <style:paragraph-properties fo:margin-top="0cm" fo:margin-bottom="0cm" fo:padding="0cm" fo:border="none"/>
    </style:style>
    <style:style style:name="P9" style:family="paragraph" style:parent-style-name="Heading_20_3">
      <style:paragraph-properties fo:padding="0cm" fo:border="none"/>
    </style:style>
    <style:style style:name="P10" style:family="paragraph" style:parent-style-name="Preformatted_20_Text">
      <style:paragraph-properties fo:margin-top="0cm" fo:margin-bottom="0.499cm" fo:padding="0cm" fo:border="none"/>
    </style:style>
    <style:style style:name="P11" style:family="paragraph" style:parent-style-name="Preformatted_20_Text">
      <style:paragraph-properties fo:padding="0cm" fo:border="none"/>
    </style:style>
    <style:style style:name="P12" style:family="paragraph" style:parent-style-name="Heading_20_4">
      <style:paragraph-properties fo:padding="0cm" fo:border="non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&lt;span&gt;</text:span> 태그는 HTML에서 인라인 요소를 정의하는 태그입니다. 주로 문서의 일부에 스타일을 적용하거나 JavaScript와 같은 스크립트에서 특정 부분을 선택하기 위해 사용됩니다.</text:p>
      <text:h text:style-name="P9" text:outline-level="3">주요 특징:</text:h>
      <text:list xml:id="list2159506426451829612" text:style-name="L1">
        <text:list-item>
          <text:p text:style-name="P2"><text:span text:style-name="Strong_20_Emphasis">인라인 요소</text:span>: <text:span text:style-name="Source_20_Text">&lt;span&gt;</text:span>은 블록 요소가 아니라 인라인 요소이기 때문에, 다른 인라인 요소와 함께 사용될 수 있으며 텍스트 흐름을 깨지 않습니다.</text:p>
        </text:list-item>
        <text:list-item>
          <text:p text:style-name="P2"><text:span text:style-name="Strong_20_Emphasis">스타일링</text:span>: CSS를 사용하여 <text:span text:style-name="Source_20_Text">&lt;span&gt;</text:span> 태그에 다양한 스타일을 적용할 수 있습니다. 예를 들어, 텍스트 색상, 배경 색상, 글꼴 크기 등을 설정할 수 있습니다.</text:p>
        </text:list-item>
        <text:list-item>
          <text:p text:style-name="P2"><text:span text:style-name="Strong_20_Emphasis">의미 없음</text:span>: <text:span text:style-name="Source_20_Text">&lt;span&gt;</text:span> 태그 자체는 특별한 의미나 구조적 의미를 가지지 않으며, 순수하게 시각적 또는 기능적인 목적을 위해 사용됩니다.</text:p>
        </text:list-item>
      </text:list>
      <text:h text:style-name="P9" text:outline-level="3">예시:</text:h>
      <text:p text:style-name="P10"><text:span text:style-name="Source_20_Text">&lt;p&gt;This is a &lt;span style="color: red;"&gt;red&lt;/span&gt; word in a sentence.&lt;/p&gt;</text:span></text:p>
      <text:p text:style-name="P1">위의 예에서 "red"라는 단어는 <text:span text:style-name="Source_20_Text">&lt;span&gt;</text:span> 태그를 사용하여 빨간색으로 표시됩니다.</text:p>
      <text:h text:style-name="P9" text:outline-level="3">사용 사례:</text:h>
      <text:list xml:id="list2082339039247437721" text:style-name="L2">
        <text:list-item>
          <text:p text:style-name="P6">특정 텍스트에 스타일을 적용할 때</text:p>
        </text:list-item>
        <text:list-item>
          <text:p text:style-name="P6">JavaScript로 특정 요소를 선택할 때</text:p>
        </text:list-item>
        <text:list-item>
          <text:p text:style-name="P3">특정 부분에 클래스를 적용하여 스타일을 조정할 때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Source_20_Text">fetch</text:span> 함수는 JavaScript의 내장 API로, 네트워크 요청을 보내고 응답을 받아 처리하는 데 사용됩니다. 이는 주로 AJAX 요청을 수행하기 위해 사용되며, Fetch API는 비동기적으로 작동합니다. <text:span text:style-name="Source_20_Text">fetch</text:span>를 사용하면 HTTP 요청을 보내고, 그에 대한 응답을 받을 수 있습니다.</text:p>
      <text:h text:style-name="P9" text:outline-level="3">기본 사용법</text:h>
      <text:p text:style-name="P1"><text:span text:style-name="Source_20_Text">fetch</text:span> 함수의 기본 구문은 다음과 같습니다:</text:p>
      <text:p text:style-name="P11"><text:span text:style-name="Source_20_Text">fetch(url, options)</text:span></text:p>
      <text:p text:style-name="P11"><text:span text:style-name="Source_20_Text"><text:s text:c="2"/>.then(response =&gt; {</text:span></text:p>
      <text:p text:style-name="P11"><text:span text:style-name="Source_20_Text"><text:s text:c="4"/>// 응답 처리</text:span></text:p>
      <text:p text:style-name="P11"><text:span text:style-name="Source_20_Text"><text:s text:c="2"/>})</text:span></text:p>
      <text:p text:style-name="P11"><text:span text:style-name="Source_20_Text"><text:s text:c="2"/>.catch(error =&gt; {</text:span></text:p>
      <text:p text:style-name="P11"><text:span text:style-name="Source_20_Text"><text:s text:c="4"/>// 에러 처리</text:span></text:p>
      <text:p text:style-name="P10"><text:span text:style-name="Source_20_Text"><text:s text:c="2"/>});</text:span></text:p>
      <text:h text:style-name="P9" text:outline-level="3">매개변수</text:h>
      <text:list xml:id="list2624149079771048515" text:style-name="L3">
        <text:list-item>
          <text:p text:style-name="P4"><text:span text:style-name="Strong_20_Emphasis">url</text:span>: 요청을 보낼 URL입니다. 문자열 형식으로 제공됩니다.</text:p>
        </text:list-item>
        <text:list-item>
          <text:p text:style-name="P4"><text:span text:style-name="Strong_20_Emphasis">options</text:span> (선택적): 요청의 세부 설정을 객체 형태로 제공합니다. 여기에 포함될 수 있는 주요 속성들은 다음과 같습니다:</text:p>
          <text:list>
            <text:list-item>
              <text:p text:style-name="P7"><text:span text:style-name="Strong_20_Emphasis">method</text:span>: HTTP 메서드 (<text:span text:style-name="Source_20_Text">GET</text:span>, <text:span text:style-name="Source_20_Text">POST</text:span>, <text:span text:style-name="Source_20_Text">PUT</text:span>, <text:span text:style-name="Source_20_Text">DELETE</text:span>, 등)</text:p>
            </text:list-item>
            <text:list-item>
              <text:p text:style-name="P7"><text:span text:style-name="Strong_20_Emphasis">headers</text:span>: 요청 헤더를 설정하는 객체</text:p>
            </text:list-item>
            <text:list-item>
              <text:p text:style-name="P7"><text:span text:style-name="Strong_20_Emphasis">body</text:span>: 요청 본문에 포함될 데이터 (주로 <text:span text:style-name="Source_20_Text">POST</text:span> 요청에 사용)</text:p>
            </text:list-item>
            <text:list-item>
              <text:p text:style-name="P7"><text:span text:style-name="Strong_20_Emphasis">mode</text:span>: 요청의 CORS 정책을 설정하는 옵션</text:p>
            </text:list-item>
            <text:list-item>
              <text:p text:style-name="P4"><text:span text:style-name="Strong_20_Emphasis">credentials</text:span>: 쿠키를 포함할지 여부</text:p>
            </text:list-item>
          </text:list>
        </text:list-item>
      </text:list>
      <text:h text:style-name="P9" text:outline-level="3">예시</text:h>
      <text:h text:style-name="P12" text:outline-level="4">GET 요청</text:h>
      <text:p text:style-name="P11"><text:span text:style-name="Source_20_Text">fetch('https://api.example.com/data')</text:span></text:p>
      <text:p text:style-name="P11"><text:span text:style-name="Source_20_Text"><text:s text:c="2"/>.then(response =&gt; {</text:span></text:p>
      <text:p text:style-name="P11"><text:span text:style-name="Source_20_Text"><text:s text:c="4"/>if (!response.ok) {</text:span></text:p>
      <text:p text:style-name="P11"><text:span text:style-name="Source_20_Text"><text:s text:c="6"/>throw new Error('Network response was not ok');</text:span></text:p>
      <text:p text:style-name="P11"><text:span text:style-name="Source_20_Text"><text:s text:c="4"/>}</text:span></text:p>
      <text:p text:style-name="P11"><text:span text:style-name="Source_20_Text"><text:s text:c="4"/>return response.json(); // JSON으로 변환</text:span></text:p>
      <text:p text:style-name="P11"><text:span text:style-name="Source_20_Text"><text:s text:c="2"/>})</text:span></text:p>
      <text:p text:style-name="P11"><text:span text:style-name="Source_20_Text"><text:s text:c="2"/>.then(data =&gt; {</text:span></text:p>
      <text:p text:style-name="P11"><text:span text:style-name="Source_20_Text"><text:s text:c="4"/>console.log(data); // 데이터 처리</text:span></text:p>
      <text:p text:style-name="P11"><text:span text:style-name="Source_20_Text"><text:s text:c="2"/>})</text:span></text:p>
      <text:p text:style-name="P11"><text:span text:style-name="Source_20_Text"><text:s text:c="2"/>.catch(error =&gt; {</text:span></text:p>
      <text:p text:style-name="P11"><text:span text:style-name="Source_20_Text"><text:s text:c="4"/>console.error('Fetch error: ', error);</text:span></text:p>
      <text:p text:style-name="P10"><text:span text:style-name="Source_20_Text"><text:s text:c="2"/>});</text:span></text:p>
      <text:h text:style-name="P12" text:outline-level="4"><text:soft-page-break/></text:h>
      <text:h text:style-name="P12" text:outline-level="4">POST 요청</text:h>
      <text:p text:style-name="P11"><text:span text:style-name="Source_20_Text">fetch('https://api.example.com/data', {</text:span></text:p>
      <text:p text:style-name="P11"><text:span text:style-name="Source_20_Text"><text:s text:c="2"/>method: 'POST',</text:span></text:p>
      <text:p text:style-name="P11"><text:span text:style-name="Source_20_Text"><text:s text:c="2"/>headers: {</text:span></text:p>
      <text:p text:style-name="P11"><text:span text:style-name="Source_20_Text"><text:s text:c="4"/>'Content-Type': 'application/json'</text:span></text:p>
      <text:p text:style-name="P11"><text:span text:style-name="Source_20_Text"><text:s text:c="2"/>},</text:span></text:p>
      <text:p text:style-name="P11"><text:span text:style-name="Source_20_Text"><text:s text:c="2"/>body: JSON.stringify({ name: 'John', age: 30 }) // JSON 형식으로 데이터 전송</text:span></text:p>
      <text:p text:style-name="P11"><text:span text:style-name="Source_20_Text">})</text:span></text:p>
      <text:p text:style-name="P11"><text:span text:style-name="Source_20_Text">.then(response =&gt; response.json())</text:span></text:p>
      <text:p text:style-name="P11"><text:span text:style-name="Source_20_Text">.then(data =&gt; {</text:span></text:p>
      <text:p text:style-name="P11"><text:span text:style-name="Source_20_Text"><text:s text:c="2"/>console.log(data);</text:span></text:p>
      <text:p text:style-name="P11"><text:span text:style-name="Source_20_Text">})</text:span></text:p>
      <text:p text:style-name="P11"><text:span text:style-name="Source_20_Text">.catch(error =&gt; {</text:span></text:p>
      <text:p text:style-name="P11"><text:span text:style-name="Source_20_Text"><text:s text:c="2"/>console.error('Fetch error: ', error);</text:span></text:p>
      <text:p text:style-name="P10"><text:span text:style-name="Source_20_Text">});</text:span></text:p>
      <text:h text:style-name="P9" text:outline-level="3">응답 처리</text:h>
      <text:p text:style-name="P1"><text:span text:style-name="Source_20_Text">fetch</text:span> 함수는 프로미스를 반환합니다. 응답 객체는 다음과 같은 속성들을 포함합니다:</text:p>
      <text:list xml:id="list8150596071242250573" text:style-name="L4">
        <text:list-item>
          <text:p text:style-name="P8"><text:span text:style-name="Strong_20_Emphasis">response.ok</text:span>: 요청이 성공했는지 여부를 나타내는 불리언 값</text:p>
        </text:list-item>
        <text:list-item>
          <text:p text:style-name="P8"><text:span text:style-name="Strong_20_Emphasis">response.status</text:span>: HTTP 상태 코드</text:p>
        </text:list-item>
        <text:list-item>
          <text:p text:style-name="P8"><text:span text:style-name="Strong_20_Emphasis">response.statusText</text:span>: 상태 텍스트</text:p>
        </text:list-item>
        <text:list-item>
          <text:p text:style-name="P8"><text:span text:style-name="Strong_20_Emphasis">response.json()</text:span>: 응답 본문을 JSON으로 변환하는 메서드</text:p>
        </text:list-item>
        <text:list-item>
          <text:p text:style-name="P5"><text:span text:style-name="Strong_20_Emphasis">response.text()</text:span>: 응답 본문을 텍스트로 변환하는 메서드</text:p>
        </text:list-item>
      </text:list>
      <text:h text:style-name="P9" text:outline-level="3">에러 처리</text:h>
      <text:p text:style-name="P1">Fetch API는 네트워크 오류에 대해서는 catch 블록으로 처리되지만, HTTP 오류 상태 (예: 404, 500 등)에 대해서는 프로미스가 rejected 되지 않으므로, <text:span text:style-name="Source_20_Text">response.ok</text:span>를 사용하여 응답 상태를 확인해야 합니다.</text:p>
      <text:h text:style-name="P9" text:outline-level="3">CORS</text:h>
      <text:p text:style-name="P1">Fetch API는 CORS(Cross-Origin Resource Sharing) 정책을 따릅니다. 다른 도메인에 요청을 보낼 때, 서버는 적절한 CORS 설정을 사용해야 합니다.</text:p>
      <text:h text:style-name="P9" text:outline-level="3">요약</text:h>
      <text:p text:style-name="P1"><text:span text:style-name="Source_20_Text">fetch</text:span> 함수는 현대 웹 애플리케이션에서 서버와의 비동기 통신을 처리하는 데 매우 유용한 도구입니다. 간단한 API 호출부터 복잡한 데이터 전송까지 다양한 용도로 활용할 수 있습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바탕1" style:font-size-asian="12pt" style:font-weight-asian="bold" style:font-name-complex="Arial1" style:font-size-complex="12pt" style:font-weight-complex="bold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22T19:00:24.94</meta:creation-date>
    <meta:document-statistic meta:table-count="0" meta:image-count="0" meta:object-count="0" meta:page-count="3" meta:paragraph-count="73" meta:word-count="1045" meta:character-count="2327"/>
    <dc:date>2024-08-22T19:20:54.91</dc:date>
    <meta:editing-duration>PT5M19S</meta:editing-duration>
    <meta:editing-cycles>1</meta:editing-cycles>
    <meta:generator>OpenOffice/4.1.15$Win32 OpenOffice.org_project/4115m2$Build-9813</meta:generator>
  </office:meta>
</office:document-meta>
</file>